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Heading_20_1">
      <style:text-properties officeooo:rsid="002cacfe" officeooo:paragraph-rsid="002cacfe"/>
    </style:style>
    <style:style style:name="P7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text-properties officeooo:paragraph-rsid="002beb64"/>
    </style:style>
    <style:style style:name="P18" style:family="paragraph" style:parent-style-name="Text_20_body">
      <style:text-properties officeooo:rsid="002beb64" officeooo:paragraph-rsid="002beb64"/>
    </style:style>
    <style:style style:name="P19" style:family="paragraph" style:parent-style-name="Text_20_body">
      <style:text-properties officeooo:paragraph-rsid="002cacfe"/>
    </style:style>
    <style:style style:name="P20" style:family="paragraph" style:parent-style-name="Text_20_body">
      <style:text-properties officeooo:rsid="002cacfe" officeooo:paragraph-rsid="002cacfe"/>
    </style:style>
    <style:style style:name="P2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8af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cacfe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officeooo:rsid="002cacfe"/>
    </style:style>
    <style:style style:name="T10" style:family="text">
      <style:text-properties style:text-position="super 58%" fo:font-weight="normal" officeooo:rsid="002cacfe" style:font-weight-asian="normal" style:font-weight-complex="normal"/>
    </style:style>
    <style:style style:name="T11" style:family="text">
      <style:text-properties style:text-position="super 58%" officeooo:rsid="002cacf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8.96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488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6.008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10.015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Actividad_1.2</text:file-name></text:p>
      <text:p text:style-name="P5">Marcos Miquel Lisarde</text:p>
      <text:p text:style-name="P2"/>
      <text:p text:style-name="P1"/>
      <text:p text:style-name="P1">Í<text:span text:style-name="T3">ndice</text:span></text:p>
      <text:p text:style-name="P16"/>
      <text:h text:style-name="Heading_20_1" text:outline-level="1">Contabilidad y Finanzas</text:h>
      <text:p text:style-name="Text_20_body"><text:span text:style-name="Strong_20_Emphasis"><text:span text:style-name="T8">ERP Financiero</text:span></text:span><text:span text:style-name="T5">: Air Liquide utiliza </text:span><text:span text:style-name="Strong_20_Emphasis"><text:span text:style-name="T5">SAP ERP ECC 6.0</text:span></text:span><text:span text:style-name="T5"> desde 2015 para la gestión financiera. </text:span><text:span text:style-name="T10">[1]</text:span></text:p>
      <text:p text:style-name="P17">C<text:span text:style-name="T7">onsolidación Financiera</text:span>: La herramienta SAP BusinessObjects Financial Consolidation (BFC) se emplea para la consolidación y cierre financiero. <text:span text:style-name="T11">[1]</text:span></text:p>
      <text:p text:style-name="P17"/>
      <text:h text:style-name="Heading_20_1" text:outline-level="1">Ventas y CRM</text:h>
      <text:p text:style-name="P18"><text:span text:style-name="T7">Ventas</text:span>: ???</text:p>
      <text:p text:style-name="Text_20_body"><text:span text:style-name="T7">Blockchain</text:span>: En 2022, la empresa adquirió la plataforma Wiztrust Blockchain para mejorar la trazabilidad y seguridad en las transacciones. <text:span text:style-name="T11">[1]</text:span></text:p>
      <text:p text:style-name="Text_20_body"/>
      <text:h text:style-name="Heading_20_1" text:outline-level="1">Logística y Gestión de Inventario</text:h>
      <text:p text:style-name="P19"><text:span text:style-name="Strong_20_Emphasis"><text:span text:style-name="T8">Optimización de Inventarios</text:span></text:span><text:span text:style-name="T5">: En colaboración con Möbius, Air Liquide ha implementado un plan para reducir su inventario en un 51%, mejorando la precisión del inventario del 40–70% al 90% en tres meses</text:span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6"/>
      <text:p text:style-name="Text_20_body">Air Liquide, una multinacional francesa especializada en gases industriales y servicios relacionados, gestiona sus procesos de negocio mediante un conjunto de soluciones tecnológicas avanzadas que abarcan desde la contabilidad hasta la logística, pasando por ventas, recursos humanos y gestión de proyectos. A continuación, se detallan las principales áreas de su infraestructura digital:</text:p>
      <text:p text:style-name="Horizontal_20_Line"/>
      <text:h text:style-name="Heading_20_3" text:outline-level="3">💼 Contabilidad y Finanzas</text:h>
      <text:list text:style-name="L1">
        <text:list-item>
          <text:p text:style-name="P8"><text:span text:style-name="Strong_20_Emphasis">ERP Financiero</text:span>: Air Liquide utiliza <text:span text:style-name="Strong_20_Emphasis">SAP ERP ECC 6.0</text:span> desde 2015 para la gestión financiera. Este sistema está en proceso de actualización a una versión más reciente, con la transición prevista entre 2024 y 2026 <text:a xlink:type="simple" xlink:href="https://www.appsruntheworld.com/customers-database/customers/view/Air-Liquide-France?utm_source=chatgpt.com" office:target-frame-name="_blank" xlink:show="new" text:style-name="Internet_20_link" text:visited-style-name="Visited_20_Internet_20_Link">APPS RUN THE WORLD</text:a>.</text:p>
        </text:list-item>
        <text:list-item>
          <text:p text:style-name="P8"><text:span text:style-name="Strong_20_Emphasis">Consolidación Financiera</text:span>: La herramienta <text:span text:style-name="Strong_20_Emphasis">SAP BusinessObjects Financial Consolidation (BFC)</text:span> se emplea para la consolidación y cierre financiero, implementada en 2020 <text:a xlink:type="simple" xlink:href="https://www.appsruntheworld.com/customers-database/customers/view/Air-Liquide-France?utm_source=chatgpt.com" office:target-frame-name="_blank" xlink:show="new" text:style-name="Internet_20_link" text:visited-style-name="Visited_20_Internet_20_Link">APPS RUN THE WORLD</text:a>.</text:p>
        </text:list-item>
        <text:list-item>
          <text:p text:style-name="P8"><text:span text:style-name="Strong_20_Emphasis">Gestión de Riesgos Financieros</text:span>: La empresa ha establecido políticas para la cobertura de riesgos de tipo de cambio, tasas de interés y contrapartes, utilizando plataformas de negociación multilateral y software de gestión de tesorería <text:a xlink:type="simple" xlink:href="https://www.airliquide.com/managing-financial-and-tax-risks?utm_source=chatgpt.com" office:target-frame-name="_blank" xlink:show="new" text:style-name="Internet_20_link" text:visited-style-name="Visited_20_Internet_20_Link">airliquide.com</text:a>.</text:p>
        </text:list-item>
      </text:list>
      <text:p text:style-name="Horizontal_20_Line"/>
      <text:h text:style-name="Heading_20_3" text:outline-level="3">🛍️ Ventas y CRM</text:h>
      <text:list text:style-name="L2">
        <text:list-item>
          <text:p text:style-name="P9"><text:span text:style-name="Strong_20_Emphasis">CRM y Ventas</text:span>: Aunque no se especifica el CRM exacto utilizado, Air Liquide ha implementado soluciones para la entrega de servicios de recursos humanos (HCM) entre 2021 y 2022 <text:a xlink:type="simple" xlink:href="https://www.appsruntheworld.com/customers-database/customers/view/Air-Liquide-France?utm_source=chatgpt.com" office:target-frame-name="_blank" xlink:show="new" text:style-name="Internet_20_link" text:visited-style-name="Visited_20_Internet_20_Link">APPS RUN THE WORLD</text:a>.</text:p>
        </text:list-item>
        <text:list-item>
          <text:p text:style-name="P9"><text:span text:style-name="Strong_20_Emphasis">Blockchain</text:span>: En 2022, la empresa adquirió la plataforma <text:span text:style-name="Strong_20_Emphasis">Wiztrust Blockchain</text:span> para mejorar la trazabilidad y seguridad en las transacciones <text:a xlink:type="simple" xlink:href="https://www.appsruntheworld.com/customers-database/customers/view/Air-Liquide-France?utm_source=chatgpt.com" office:target-frame-name="_blank" xlink:show="new" text:style-name="Internet_20_link" text:visited-style-name="Visited_20_Internet_20_Link">APPS RUN THE WORLD</text:a>.</text:p>
        </text:list-item>
      </text:list>
      <text:p text:style-name="Horizontal_20_Line"/>
      <text:h text:style-name="Heading_20_3" text:outline-level="3">📦 Logística y Gestión de Inventario</text:h>
      <text:list text:style-name="L3">
        <text:list-item>
          <text:p text:style-name="P10"><text:span text:style-name="Strong_20_Emphasis">Optimización de Inventarios</text:span>: En colaboración con Möbius, Air Liquide ha implementado un plan para reducir su inventario en un 51%, <text:soft-page-break/>mejorando la precisión del inventario del 40–70% al 90% en tres meses <text:a xlink:type="simple" xlink:href="https://blog.mobius.eu/en/success-stories/air-liquide?utm_source=chatgpt.com" office:target-frame-name="_blank" xlink:show="new" text:style-name="Internet_20_link" text:visited-style-name="Visited_20_Internet_20_Link">blog.mobius.eu</text:a>.</text:p>
        </text:list-item>
        <text:list-item>
          <text:p text:style-name="P10"><text:span text:style-name="Strong_20_Emphasis">ERP y Trazabilidad</text:span>: La integración de sistemas ERP permite una visión unificada de los datos a lo largo de la cadena de suministro, facilitando la trazabilidad de productos desde la adquisición de materias primas hasta la entrega al cliente <text:a xlink:type="simple" xlink:href="https://inventory-management.com/home/?query-8-page=4&amp;utm_source=chatgpt.com" office:target-frame-name="_blank" xlink:show="new" text:style-name="Internet_20_link" text:visited-style-name="Visited_20_Internet_20_Link">Inventory Management</text:a>.</text:p>
        </text:list-item>
      </text:list>
      <text:p text:style-name="Horizontal_20_Line"/>
      <text:h text:style-name="Heading_20_3" text:outline-level="3">👥 Recursos Humanos</text:h>
      <text:list text:style-name="L4">
        <text:list-item>
          <text:p text:style-name="P11"><text:span text:style-name="Strong_20_Emphasis">HCM (Human Capital Management)</text:span>: Air Liquide ha implementado soluciones para la entrega de servicios de recursos humanos entre 2021 y 2022 <text:a xlink:type="simple" xlink:href="https://www.appsruntheworld.com/customers-database/customers/view/Air-Liquide-France?utm_source=chatgpt.com" office:target-frame-name="_blank" xlink:show="new" text:style-name="Internet_20_link" text:visited-style-name="Visited_20_Internet_20_Link">APPS RUN THE WORLD</text:a>.</text:p>
        </text:list-item>
      </text:list>
      <text:p text:style-name="Horizontal_20_Line"/>
      <text:h text:style-name="Heading_20_3" text:outline-level="3">📊 Gestión de Proyectos</text:h>
      <text:list text:style-name="L5">
        <text:list-item>
          <text:p text:style-name="P12"><text:span text:style-name="Strong_20_Emphasis">Gestión de Proyectos</text:span>: Aunque no se especifica el software exacto utilizado, la empresa emplea herramientas para la gestión de proyectos, incluyendo planificación y seguimiento de tiempos.</text:p>
        </text:list-item>
      </text:list>
      <text:p text:style-name="Horizontal_20_Line"/>
      <text:h text:style-name="Heading_20_3" text:outline-level="3">🌐 Usabilidad Web y Aplicaciones</text:h>
      <text:list text:style-name="L6">
        <text:list-item>
          <text:p text:style-name="P13"><text:span text:style-name="Strong_20_Emphasis">Interfaz Multicanal</text:span>: Air Liquide ofrece soluciones digitales que permiten la monitorización remota y el cuidado domiciliario, adaptándose a dispositivos móviles y ofreciendo interfaces multilingües <text:a xlink:type="simple" xlink:href="https://www.airliquide.com/group/strategy?utm_source=chatgpt.com" office:target-frame-name="_blank" xlink:show="new" text:style-name="Internet_20_link" text:visited-style-name="Visited_20_Internet_20_Link">airliquide.com</text:a>.</text:p>
        </text:list-item>
      </text:list>
      <text:p text:style-name="Horizontal_20_Line"/>
      <text:h text:style-name="Heading_20_3" text:outline-level="3">📈 Informes y Análisis</text:h>
      <text:list text:style-name="L7">
        <text:list-item>
          <text:p text:style-name="P14"><text:span text:style-name="Strong_20_Emphasis">Reporting Financiero</text:span>: La empresa utiliza herramientas como SAP BusinessObjects Financial Consolidation (BFC) para la consolidación y cierre financiero <text:a xlink:type="simple" xlink:href="https://www.appsruntheworld.com/customers-database/customers/view/Air-Liquide-France?utm_source=chatgpt.com" office:target-frame-name="_blank" xlink:show="new" text:style-name="Internet_20_link" text:visited-style-name="Visited_20_Internet_20_Link">APPS RUN THE WORLD</text:a>.</text:p>
        </text:list-item>
      </text:list>
      <text:p text:style-name="Horizontal_20_Line"/>
      <text:h text:style-name="Heading_20_3" text:outline-level="3">💰 Costes y Licencias</text:h>
      <text:list text:style-name="L8">
        <text:list-item>
          <text:p text:style-name="P15"><text:span text:style-name="Strong_20_Emphasis">Modelo de Licencia</text:span>: La información específica sobre los costes de licencias y mantenimiento no está disponible públicamente.</text:p>
        </text:list-item>
      </text:list>
      <text:p text:style-name="Horizontal_20_Line"><text:soft-page-break/></text:p>
      <text:p text:style-name="Text_20_body">Si deseas información más detallada sobre alguna de estas áreas o sobre la implementación de estas soluciones en España, estaré encantado de ayudarte.</text:p>
      <text:p text:style-name="Text_20_body"/>
      <text:h text:style-name="P6" text:outline-level="1">Fuentes</text:h>
      <text:p text:style-name="P20">1: APPS RUN THE WORLD</text:p>
      <text:p text:style-name="P20"><text:a xlink:type="simple" xlink:href="https://www.appsruntheworld.com/customers-database/customers/view/Air-Liquide-France?utm_source=chatgpt.com" text:style-name="Internet_20_link" text:visited-style-name="Visited_20_Internet_20_Link">https://www.appsruntheworld.com/customers-database/customers/view/Air-Liquide-France?utm_source=chatgpt.com</text:a></text:p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96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0.015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6.008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488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Actividad_1.2</text:file-name><draw:custom-shape text:anchor-type="char" draw:z-index="3" draw:name="PowerPlusWaterMarkObject 1" draw:style-name="Mgr1" draw:text-style-name="MP1" svg:width="16.999cm" svg:height="8.96cm" draw:transform="rotate (0.785398163397448) translate (-0.779638888888889cm 14.8387777777778cm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Actividad_1.2</text:file-name><draw:custom-shape text:anchor-type="char" draw:z-index="4" draw:name="PowerPlusWaterMarkObject 2" draw:style-name="Mgr1" draw:text-style-name="MP1" svg:width="16.999cm" svg:height="8.96cm" draw:transform="rotate (0.785398163397448) translate (-0.779638888888889cm 14.8387777777778cm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6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5" draw:name="PowerPlusWaterMarkObject" draw:style-name="Mgr2" draw:text-style-name="MP1" svg:width="19cm" svg:height="10.014cm" draw:transform="skewX (-7.830435755446E-017) rotate (0.785398163397448) translate (-0.869597222222222cm 16.6636388888889cm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6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7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8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9" draw:name="PowerPlusWaterMarkObject" draw:style-name="Mgr3" draw:text-style-name="MP1" svg:width="11.399cm" svg:height="6.007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10" draw:name="PowerPlusWaterMarkObject" draw:style-name="Mgr4" draw:text-style-name="MP1" svg:width="17.999cm" svg:height="9.487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11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2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3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09-18T10:44:35.255551937</dc:date>
    <meta:editing-duration>PT46M4S</meta:editing-duration>
    <meta:editing-cycles>8</meta:editing-cycles>
    <meta:generator>LibreOffice/7.5.6.2$Linux_X86_64 LibreOffice_project/50$Build-2</meta:generator>
    <meta:document-statistic meta:table-count="0" meta:image-count="0" meta:object-count="0" meta:page-count="6" meta:paragraph-count="40" meta:word-count="583" meta:character-count="3932" meta:non-whitespace-character-count="3399"/>
  </office:meta>
</office:document-meta>
</file>